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0" style:family="paragraph" style:parent-style-name="Heading_20_1">
      <style:text-properties officeooo:rsid="0010924f" officeooo:paragraph-rsid="0005aa60"/>
    </style:style>
    <style:style style:name="P41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T18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0" text:outline-level="1">Name: Dheeraj Chaudhary</text:h>
      <text:h text:style-name="P40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39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1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<text:span text:style-name="T18">OUTPUT</text:span>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  <text:p text:style-name="P37"/>
      <text:p text:style-name="P38">################# PLOTTING PREDICTED AND ACTUAL VALUES 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16:05.545796904</dc:date>
    <meta:editing-duration>PT43M33S</meta:editing-duration>
    <meta:editing-cycles>19</meta:editing-cycles>
    <meta:generator>LibreOffice/6.0.7.3$Linux_X86_64 LibreOffice_project/00m0$Build-3</meta:generator>
    <meta:document-statistic meta:table-count="0" meta:image-count="10" meta:object-count="0" meta:page-count="10" meta:paragraph-count="177" meta:word-count="933" meta:character-count="6878" meta:non-whitespace-character-count="5739"/>
  </office:meta>
</office:document-meta>
</file>